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 style:master-page-name="MP0">
      <style:paragraph-properties style:page-number="auto" fo:break-before="page"/>
      <style:text-properties fo:language="pt" fo:country="BR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Standard">
      <style:text-properties fo:language="pt" fo:country="BR" officeooo:rsid="000c2b12" officeooo:paragraph-rsid="000c2b12"/>
    </style:style>
    <style:style style:name="T1" style:family="text">
      <style:text-properties fo:language="pt" fo:country="BR"/>
    </style:style>
    <style:style style:name="T2" style:family="text">
      <style:text-properties fo:color="#008000" loext:opacity="100%" style:font-name="Cascadia Mono" fo:font-size="9.5pt" fo:language="pt" fo:country="BR" style:letter-kerning="false" fo:background-color="#ffffff" loext:char-shading-value="0" style:font-size-asian="9.5pt" style:font-name-complex="Cascadia Mono" style:font-size-complex="9.5pt" style:language-complex="ar" style:country-complex="SA"/>
    </style:style>
    <style:style style:name="T3" style:family="text">
      <style:text-properties style:use-window-font-color="true" loext:opacity="0%" fo:language="pt" fo:country="BR" style:letter-kerning="false" fo:background-color="#ffffff" loext:char-shading-value="0" style:font-name-complex="Cascadia Mono" style:language-complex="ar" style:country-complex="SA"/>
    </style:style>
    <style:style style:name="T4" style:family="text">
      <style:text-properties officeooo:rsid="000ba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Tarefas: <text:line-break/> <text:s/>-Log de erro<text:line-break/> <text:s/>-CORS está AllowAll apenas para teste do front</text:p>
      <text:p text:style-name="P1"/>
      <text:p text:style-name="P1">O método RetrieveData será usado para todas as pesquisas, quando necessitar de informações das próximas páginas, o request será individualizado, ou seja, se quiser ver a segunda página do acre, todos os estados estarão com bool false e apenas o do Acre com true, passando o parametro Page com o número da página desejada</text:p>
      <text:p text:style-name="P1"/>
      <text:p text:style-name="P1">O parâmetro “initialPage” será para a primeira consulta de todos os diários, quando for paginar, setar ele para false;</text:p>
      <text:p text:style-name="P1"/>
      <text:p text:style-name="P1">O browser do playwright eh instanciado apenas 1x, qualquer requisição é feita criando novos contextos, poupando memória por nao ter q abrir vários navegadores</text:p>
      <text:p text:style-name="P1"/>
      <text:p text:style-name="P4"/>
      <text:p text:style-name="P1"/>
      <text:p text:style-name="P1">ApiAcre:</text:p>
      <text:p text:style-name="P1">- A pagina 1 é considerada 0, ou seja, se o resultado do total de paginas for 15, é pq existem 16.<text:line-break/>– O request deve ser feito pelo ano da data, ou seja, não é possível pesquisar 2 anos diferentes nem período entre datas.</text:p>
      <text:p text:style-name="P1">- <text:span text:style-name="T4">O Ano válido é sempre o da data inicial</text:span></text:p>
      <text:p text:style-name="P1">- O arquivo ApiAcre-Playwirght.cs está apenas como modelo para scrap usando o Playwright</text:p>
      <text:p text:style-name="P1"/>
      <text:p text:style-name="Standard"><text:span text:style-name="Fonte_20_parág._20_padrão"><text:span text:style-name="T1">ApiAlagoas:</text:span></text:span><text:span text:style-name="Fonte_20_parág._20_padrão"><text:span text:style-name="T2"> </text:span></text:span></text:p>
      <text:p text:style-name="Standard"><text:span text:style-name="Fonte_20_parág._20_padrão"><text:span text:style-name="T3">- Dividir o numero de resultados por 15 pois é o numero de resultados por pagina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4-12-05T13:08:00Z</meta:creation-date>
    <dc:date>2024-12-07T23:40:24.735000000</dc:date>
    <meta:editing-cycles>7</meta:editing-cycles>
    <meta:editing-duration>PT7H22M42S</meta:editing-duration>
    <meta:document-statistic meta:table-count="0" meta:image-count="0" meta:object-count="0" meta:page-count="1" meta:paragraph-count="10" meta:word-count="194" meta:character-count="1119" meta:non-whitespace-character-count="928"/>
    <meta:template xlink:type="simple" xlink:actuate="onRequest" xlink:title="" xlink:href="Normal.dotm"/>
  </office:meta>
</office:document-meta>
</file>